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003333" fo:language="en" fo:country="GB" officeooo:rsid="00145a7d" officeooo:paragraph-rsid="00145a7d" style:font-size-asian="12pt"/>
    </style:style>
    <style:style style:name="P2" style:family="paragraph" style:parent-style-name="Standard">
      <style:text-properties fo:color="#003333" fo:language="en" fo:country="GB" officeooo:rsid="0015996f" officeooo:paragraph-rsid="0015996f" style:font-size-asian="12pt"/>
    </style:style>
    <style:style style:name="P3" style:family="paragraph" style:parent-style-name="Standard">
      <style:text-properties fo:color="#003333" fo:language="en" fo:country="GB" officeooo:rsid="0015996f" officeooo:paragraph-rsid="0018e872" style:font-size-asian="12pt"/>
    </style:style>
    <style:style style:name="P4" style:family="paragraph" style:parent-style-name="Standard">
      <style:text-properties fo:color="#003333" fo:language="en" fo:country="GB" officeooo:rsid="0018e872" officeooo:paragraph-rsid="0018e872" style:font-size-asian="12pt"/>
    </style:style>
    <style:style style:name="P5" style:family="paragraph" style:parent-style-name="Standard">
      <style:text-properties fo:color="#003333" fo:language="en" fo:country="GB" officeooo:rsid="001b0883" officeooo:paragraph-rsid="001b5a5e" style:font-size-asian="12pt"/>
    </style:style>
    <style:style style:name="P6" style:family="paragraph" style:parent-style-name="Standard">
      <style:text-properties fo:color="#003333" fo:language="en" fo:country="GB" officeooo:rsid="001caa76" officeooo:paragraph-rsid="001caa76" style:font-size-asian="12pt"/>
    </style:style>
    <style:style style:name="P7" style:family="paragraph" style:parent-style-name="Standard">
      <style:text-properties fo:color="#003333" fo:language="en" fo:country="GB" officeooo:rsid="001ce20e" officeooo:paragraph-rsid="001ce20e" style:font-size-asian="12pt"/>
    </style:style>
    <style:style style:name="P8" style:family="paragraph" style:parent-style-name="Standard">
      <style:text-properties fo:color="#003333" fo:language="en" fo:country="GB" officeooo:rsid="001e17b3" officeooo:paragraph-rsid="0020403a" style:font-size-asian="12pt"/>
    </style:style>
    <style:style style:name="P9" style:family="paragraph" style:parent-style-name="Standard">
      <style:text-properties fo:color="#003333" fo:language="en" fo:country="GB" officeooo:rsid="002232e4" officeooo:paragraph-rsid="002232e4" style:font-size-asian="12pt"/>
    </style:style>
    <style:style style:name="T1" style:family="text">
      <style:text-properties style:font-name="Times New Roman" fo:font-size="12pt" style:font-size-complex="12pt"/>
    </style:style>
    <style:style style:name="T2" style:family="text">
      <style:text-properties style:font-name="Times New Roman" fo:font-size="12pt" officeooo:rsid="0016603a" style:font-size-complex="12pt"/>
    </style:style>
    <style:style style:name="T3" style:family="text">
      <style:text-properties style:font-name="Times New Roman" fo:font-size="12pt" officeooo:rsid="001a06ed" style:font-size-complex="12pt"/>
    </style:style>
    <style:style style:name="T4" style:family="text">
      <style:text-properties style:font-name="Times New Roman" fo:font-size="12pt" officeooo:rsid="001b5a5e" style:font-size-complex="12pt"/>
    </style:style>
    <style:style style:name="T5" style:family="text">
      <style:text-properties style:font-name="Times New Roman" fo:font-size="12pt" officeooo:rsid="001e17b3" style:font-size-complex="12pt"/>
    </style:style>
    <style:style style:name="T6" style:family="text">
      <style:text-properties style:font-name="Times New Roman" fo:font-size="12pt" officeooo:rsid="0020147f" style:font-size-complex="12pt"/>
    </style:style>
    <style:style style:name="T7" style:family="text">
      <style:text-properties style:font-name="Times New Roman" fo:font-size="12pt" officeooo:rsid="0020403a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oday I tell you about HTML&amp;CSS.</text:span></text:p>
      <text:p text:style-name="P1"/>
      <text:p text:style-name="P1"><text:span text:style-name="T1">The acronym HTML stands for Hyper Text Markup Language it means </text:span><text:span text:style-name="T5">it</text:span><text:span text:style-name="T1"> is a language for describing web-pages using ordinary text. Initial release was developed in nineteen ninety-three <text:s/>and the latest version (html5) forty-nine days ago.</text:span></text:p>
      <text:p text:style-name="P1"/>
      <text:p text:style-name="P1"><text:span text:style-name="T1">Every web page is actually a HTML file. Each HTML file is just a plain-text with many HTML tags and .html file extension.</text:span></text:p>
      <text:p text:style-name="P2"/>
      <text:p text:style-name="P3"><text:span text:style-name="T1">HTML tags are the hidden keywords that define how the browser must format and display the content. </text:span><text:span text:style-name="T2">Most tags must have two parts, an opening and a closing part. For some tags closing tag is not required. </text:span></text:p>
      <text:p text:style-name="P3"/>
      <text:p text:style-name="P4"><text:span text:style-name="T1">In this slide you can see the simplest example </text:span><text:span text:style-name="T3">and the result in browser.</text:span></text:p>
      <text:p text:style-name="P4"/>
      <text:p text:style-name="P5"><text:span text:style-name="T3">W</text:span><text:span text:style-name="T1">hat about XHTML? XHTML is a variant of HTML that uses the syntax of XML. It means that XHTML syntax is </text:span><text:span text:style-name="T4">stricter</text:span><text:span text:style-name="T1"> than HTML, </text:span><text:span text:style-name="T4">but has all the same elements.</text:span></text:p>
      <text:p text:style-name="P5"/>
      <text:p text:style-name="P6"><text:span text:style-name="T4">I</text:span><text:span text:style-name="T1">n this slide you can see the differences between HTML and XHTML.</text:span></text:p>
      <text:p text:style-name="P6"/>
      <text:p text:style-name="P7"><text:span text:style-name="T1">HTML5 is the newest version of the HTML standard. And fifth version helps create web applications that can interact with the user, local data, servers more easily.</text:span></text:p>
      <text:p text:style-name="P7"/>
      <text:p text:style-name="P8"><text:span text:style-name="T1">CSS stands for Cascading </text:span><text:span text:style-name="T6">Style Sheet </text:span><text:span text:style-name="T7">and used for describing the look and formatting of a document written in a HTML.</text:span></text:p>
      <text:p text:style-name="P8"/>
      <text:p text:style-name="P9"><text:span text:style-name="T1">Developers use CSS preprocessors to build CSS faster, because CSSP allow the use of variables, constants and general faster syntax. most popular css preprocessors is LESS, SASS and STYLUS.</text:span></text:p>
      <text:p text:style-name="P9"/>
      <text:p text:style-name="P9"><text:span text:style-name="T1">That is all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20:08:14.850851087</meta:creation-date>
    <dc:date>2014-12-15T21:16:30.757735642</dc:date>
    <meta:editing-duration>PT52M58S</meta:editing-duration>
    <meta:editing-cycles>15</meta:editing-cycles>
    <meta:generator>LibreOffice/4.2.6.3$Linux_X86_64 LibreOffice_project/420m0$Build-3</meta:generator>
    <meta:document-statistic meta:table-count="0" meta:image-count="0" meta:object-count="0" meta:page-count="1" meta:paragraph-count="11" meta:word-count="238" meta:character-count="1363" meta:non-whitespace-character-count="1134"/>
  </office:meta>
</office:document-meta>
</file>